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0800000008DD0ADA2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bce586" draw:textarea-horizontal-align="right" draw:textarea-vertical-align="top" draw:auto-grow-height="false" draw:shadow-offset-x="0.305cm" draw:shadow-offset-y="0.305cm"/>
    </style:style>
    <style:style style:name="gr2" style:family="graphic" style:parent-style-name="standard">
      <style:graphic-properties draw:stroke="none" draw:fill="solid" draw:fill-color="#99ccff" draw:textarea-horizontal-align="right" draw:textarea-vertical-align="top" draw:auto-grow-height="false"/>
    </style:style>
    <style:style style:name="gr3" style:family="graphic" style:parent-style-name="standard">
      <style:graphic-properties draw:stroke="none" draw:fill-color="#ffcc99" draw:textarea-horizontal-align="right" draw:textarea-vertical-align="top"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gradient" draw:fill-gradient-name="Gradient_20_7" draw:textarea-horizontal-align="justify" draw:textarea-vertical-align="middle" draw:auto-grow-height="false"/>
    </style:style>
    <style:style style:name="gr6" style:family="graphic" style:parent-style-name="standard">
      <style:graphic-properties draw:fill="gradient" draw:fill-gradient-name="Gradient_20_7" draw:fill-image-name="Empty" draw:textarea-horizontal-align="justify" draw:textarea-vertical-align="middle" draw:auto-grow-height="false"/>
    </style:style>
    <style:style style:name="gr7" style:family="graphic" style:parent-style-name="standard">
      <style:graphic-properties draw:fill="gradient" draw:fill-gradient-name="Gradient_20_9" draw:textarea-horizontal-align="justify" draw:textarea-vertical-align="middle" draw:auto-grow-height="false"/>
    </style:style>
    <style:style style:name="gr8" style:family="graphic" style:parent-style-name="standard">
      <style:graphic-properties draw:fill="gradient" draw:fill-gradient-name="Gradient_20_12" draw:textarea-horizontal-align="justify" draw:textarea-vertical-align="middle" draw:auto-grow-height="false"/>
    </style:style>
    <style:style style:name="gr9" style:family="graphic" style:parent-style-name="standard">
      <style:graphic-properties draw:fill="gradient" draw:fill-gradient-name="Lightblue_20_Gradient" draw:textarea-horizontal-align="justify" draw:textarea-vertical-align="middle" draw:auto-grow-height="false"/>
    </style:style>
    <style:style style:name="gr10" style:family="graphic" style:parent-style-name="standard">
      <style:graphic-properties draw:fill="gradient" draw:fill-color="#99ccff" draw:fill-gradient-name="Gradient_20_9" draw:fill-hatch-name="Black_20_0_20_Degrees" draw:textarea-horizontal-align="justify" draw:textarea-vertical-align="middle" draw:auto-grow-height="false"/>
    </style:style>
    <style:style style:name="gr11" style:family="graphic" style:parent-style-name="standard">
      <style:graphic-properties draw:fill="gradient" draw:fill-gradient-name="Gradient_20_11" draw:textarea-horizontal-align="justify" draw:textarea-vertical-align="middle" draw:auto-grow-height="false"/>
    </style:style>
    <style:style style:name="gr12" style:family="graphic" style:parent-style-name="standard">
      <style:graphic-properties draw:fill="gradient" draw:fill-gradient-name="Gradient_20_11" draw:fill-hatch-name="Black_20_0_20_Degrees" draw:textarea-horizontal-align="center" draw:textarea-vertical-align="middle" draw:auto-grow-height="false" fo:min-height="0.749cm" fo:min-width="0.499cm"/>
    </style:style>
    <style:style style:name="gr13"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4" style:family="graphic" style:parent-style-name="standard">
      <style:graphic-properties draw:stroke="none" draw:fill="solid" draw:fill-color="#cccccc" draw:textarea-horizontal-align="right" draw:textarea-vertical-align="top" draw:auto-grow-height="false"/>
    </style:style>
    <style:style style:name="gr15" style:family="graphic" style:parent-style-name="standard">
      <style:graphic-properties draw:fill="gradient" draw:fill-gradient-name="Gray_20_Todo" draw:textarea-horizontal-align="justify" draw:textarea-vertical-align="middle" draw:auto-grow-height="false"/>
    </style:style>
    <style:style style:name="gr16" style:family="graphic" style:parent-style-name="standard">
      <style:graphic-properties draw:fill="gradient" draw:fill-color="#99ccff" draw:fill-gradient-name="Gray_20_Todo" draw:fill-image-name="Empty" draw:textarea-horizontal-align="justify" draw:textarea-vertical-align="middle" draw:auto-grow-height="false"/>
    </style:style>
    <style:style style:name="gr17" style:family="graphic" style:parent-style-name="standard">
      <style:graphic-properties draw:fill="gradient" draw:fill-color="#99ccff" draw:fill-gradient-name="Gray_20_Todo" draw:textarea-horizontal-align="justify" draw:textarea-vertical-align="middle" draw:auto-grow-height="false"/>
    </style:style>
    <style:style style:name="gr18" style:family="graphic" style:parent-style-name="standard">
      <style:graphic-properties draw:fill="gradient" draw:fill-color="#99ccff" draw:fill-gradient-name="Gray_20_Todo" draw:fill-hatch-name="Black_20_0_20_Degrees" draw:textarea-horizontal-align="justify" draw:textarea-vertical-align="middle" draw:auto-grow-height="false"/>
    </style:style>
    <style:style style:name="gr19" style:family="graphic" style:parent-style-name="standard">
      <style:graphic-properties draw:stroke="none" draw:fill="solid" draw:fill-color="#cccccc" draw:textarea-horizontal-align="right" draw:textarea-vertical-align="top" draw:auto-grow-height="false" draw:shadow-offset-x="0.305cm" draw:shadow-offset-y="0.305cm"/>
    </style:style>
    <style:style style:name="gr20" style:family="graphic" style:parent-style-name="standard">
      <style:graphic-properties draw:fill="gradient" draw:fill-gradient-name="Gray_20_Todo" draw:fill-hatch-name="Black_20_0_20_Degrees" draw:textarea-horizontal-align="center" draw:textarea-vertical-align="middle" draw:auto-grow-height="false" fo:min-height="0.749cm" fo:min-width="0.499cm"/>
    </style:style>
    <style:style style:name="gr21" style:family="graphic" style:parent-style-name="standard">
      <style:graphic-properties draw:fill="gradient" draw:fill-gradient-name="Gray_20_Todo" draw:fill-image-name="Empty" draw:textarea-horizontal-align="justify" draw:textarea-vertical-align="middle" draw:auto-grow-height="false"/>
    </style:style>
    <style:style style:name="P1" style:family="paragraph">
      <style:paragraph-properties fo:text-align="center"/>
    </style:style>
    <style:style style:name="P2" style:family="paragraph">
      <style:text-properties fo:color="#333333" fo:font-size="14pt" style:font-size-asian="14pt" style:font-size-complex="14pt"/>
    </style:style>
    <style:style style:name="P3" style:family="paragraph">
      <style:paragraph-properties fo:text-align="center"/>
      <style:text-properties fo:color="#ffffff" fo:font-size="14pt"/>
    </style:style>
    <style:style style:name="P4" style:family="paragraph">
      <style:paragraph-properties fo:text-align="center"/>
      <style:text-properties fo:color="#ffffff" fo:font-size="14pt" style:font-size-asian="14pt" style:font-size-complex="14pt"/>
    </style:style>
    <style:style style:name="P5" style:family="paragraph">
      <style:text-properties fo:color="#355e00" fo:font-size="14pt" style:font-size-asian="14pt" style:font-size-complex="14pt"/>
    </style:style>
    <style:style style:name="P6" style:family="paragraph">
      <style:paragraph-properties fo:text-align="start"/>
    </style:style>
    <style:style style:name="P7" style:family="paragraph">
      <style:paragraph-properties fo:text-align="start"/>
      <style:text-properties fo:color="#0047ff" fo:font-size="14pt" style:font-size-asian="14pt" style:font-size-complex="14pt"/>
    </style:style>
    <style:style style:name="P8" style:family="paragraph">
      <style:paragraph-properties fo:text-align="start"/>
      <style:text-properties fo:color="#ff3333"/>
    </style:style>
    <style:style style:name="P9" style:family="paragraph">
      <style:paragraph-properties fo:text-align="start"/>
      <style:text-properties fo:color="#ff3333" fo:font-size="14pt" style:font-size-asian="14pt" style:font-size-complex="14pt"/>
    </style:style>
    <style:style style:name="P10" style:family="paragraph">
      <style:paragraph-properties fo:text-align="start"/>
      <style:text-properties fo:color="#666666" fo:font-size="14pt" style:font-size-asian="14pt" style:font-size-complex="14pt"/>
    </style:style>
    <style:style style:name="P11" style:family="paragraph">
      <style:text-properties fo:color="#4c4c4c" fo:font-size="14pt" style:font-size-asian="14pt" style:font-size-complex="14pt"/>
    </style:style>
    <style:style style:name="T1" style:family="text">
      <style:text-properties fo:color="#333333" fo:font-size="14pt" style:font-size-asian="14pt" style:font-size-complex="14pt"/>
    </style:style>
    <style:style style:name="T2" style:family="text">
      <style:text-properties fo:color="#ffffff" fo:font-size="14pt"/>
    </style:style>
    <style:style style:name="T3" style:family="text">
      <style:text-properties fo:color="#ffffff" fo:font-size="12pt" style:font-size-asian="12pt" style:font-size-complex="12pt"/>
    </style:style>
    <style:style style:name="T4" style:family="text">
      <style:text-properties fo:color="#ffffff" fo:font-size="14pt" style:font-size-asian="14pt" style:font-size-complex="14pt"/>
    </style:style>
    <style:style style:name="T5" style:family="text">
      <style:text-properties fo:color="#355e00" fo:font-size="14pt" style:font-size-asian="14pt" style:font-size-complex="14pt"/>
    </style:style>
    <style:style style:name="T6" style:family="text">
      <style:text-properties fo:color="#0047ff" fo:font-size="14pt" style:font-size-asian="14pt" style:font-size-complex="14pt"/>
    </style:style>
    <style:style style:name="T7" style:family="text">
      <style:text-properties fo:color="#0047ff" fo:font-size="12pt" style:font-size-asian="12pt" style:font-size-complex="12pt"/>
    </style:style>
    <style:style style:name="T8" style:family="text">
      <style:text-properties fo:color="#ff3333" fo:font-size="14pt" style:font-size-asian="14pt" style:font-size-complex="14pt"/>
    </style:style>
    <style:style style:name="T9" style:family="text">
      <style:text-properties fo:color="#666666" fo:font-size="14pt" style:font-size-asian="14pt" style:font-size-complex="14pt"/>
    </style:style>
    <style:style style:name="T10" style:family="text">
      <style:text-properties fo:color="#666666" fo:font-size="12pt" style:font-size-asian="12pt" style:font-size-complex="12pt"/>
    </style:style>
    <style:style style:name="T11" style:family="text">
      <style:text-properties fo:color="#4c4c4c"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Overview" draw:style-name="dp1" draw:master-page-name="Default">
        <office:forms form:automatic-focus="false" form:apply-design-mode="false"/>
        <draw:custom-shape draw:style-name="gr1" draw:text-style-name="P1" draw:layer="layout" svg:width="19.685cm" svg:height="2.54cm" svg:x="0.3cm" svg:y="11.465cm">
          <text:p/>
          <draw:enhanced-geometry svg:viewBox="0 0 21600 21600" draw:type="rectangle" draw:enhanced-path="M 0 0 L 21600 0 21600 21600 0 21600 0 0 Z N"/>
        </draw:custom-shape>
        <draw:custom-shape draw:style-name="gr2" draw:text-style-name="P1" draw:layer="layout" svg:width="19.685cm" svg:height="4.445cm" svg:x="0.3cm" svg:y="0.2cm">
          <text:p/>
          <draw:enhanced-geometry svg:viewBox="0 0 21600 21600" draw:type="rectangle" draw:enhanced-path="M 0 0 L 21600 0 21600 21600 0 21600 0 0 Z N"/>
        </draw:custom-shape>
        <draw:custom-shape draw:style-name="gr3"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7"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8"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9"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0"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3.042cm" svg:height="0.806cm" svg:x="16.81cm" svg:y="12.332cm">
          <draw:text-box>
            <text:p><text:span text:style-name="T5">Datasource</text:span></text:p>
          </draw:text-box>
        </draw:frame>
        <draw:frame draw:style-name="gr13" draw:text-style-name="P7" draw:layer="layout" svg:width="3.169cm" svg:height="1.28cm" svg:x="16.816cm" svg:y="1.782cm">
          <draw:text-box>
            <text:p text:style-name="P6"><text:span text:style-name="T6">Remoting</text:span></text:p>
            <text:p text:style-name="P6"><text:span text:style-name="T7">(Presentation)</text:span></text:p>
          </draw:text-box>
        </draw:frame>
        <draw:frame draw:style-name="gr4" draw:text-style-name="P9" draw:layer="layout" svg:width="2.928cm" svg:height="1.361cm" svg:x="16.81cm" svg:y="7.376cm">
          <draw:text-box>
            <text:p text:style-name="P8"><text:span text:style-name="T8">Application</text:span><text:span text:style-name="T8"><text:line-break/></text:span><text:span text:style-name="T8">Logic</text:span></text:p>
          </draw:text-box>
        </draw:frame>
      </draw:page>
      <draw:page draw:name="Datasource" draw:style-name="dp1" draw:master-page-name="Default">
        <office:forms form:automatic-focus="false" form:apply-design-mode="false"/>
        <draw:custom-shape draw:style-name="gr1" draw:text-style-name="P1" draw:layer="layout" svg:width="19.685cm" svg:height="2.54cm" svg:x="0.3cm" svg:y="11.465cm">
          <text:p/>
          <draw:enhanced-geometry svg:viewBox="0 0 21600 21600" draw:type="rectangle" draw:enhanced-path="M 0 0 L 21600 0 21600 21600 0 21600 0 0 Z N"/>
        </draw:custom-shape>
        <draw:custom-shape draw:style-name="gr14" draw:text-style-name="P1" draw:layer="layout" svg:width="19.685cm" svg:height="4.445cm" svg:x="0.3cm" svg:y="0.2cm">
          <text:p/>
          <draw:enhanced-geometry svg:viewBox="0 0 21600 21600" draw:type="rectangle" draw:enhanced-path="M 0 0 L 21600 0 21600 21600 0 21600 0 0 Z N"/>
        </draw:custom-shape>
        <draw:custom-shape draw:style-name="gr14"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1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15"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17"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17"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8"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3.042cm" svg:height="0.806cm" svg:x="16.81cm" svg:y="12.332cm">
          <draw:text-box>
            <text:p><text:span text:style-name="T5">Datasource</text:span></text:p>
          </draw:text-box>
        </draw:frame>
        <draw:frame draw:style-name="gr4" draw:text-style-name="P10" draw:layer="layout" svg:width="2.928cm" svg:height="1.361cm" svg:x="16.81cm" svg:y="7.375cm">
          <draw:text-box>
            <text:p text:style-name="P6"><text:span text:style-name="T9">Application</text:span><text:span text:style-name="T9"><text:line-break/></text:span><text:span text:style-name="T9">Logic</text:span></text:p>
          </draw:text-box>
        </draw:frame>
        <draw:frame draw:style-name="gr13" draw:text-style-name="P10" draw:layer="layout" svg:width="3.169cm" svg:height="1.28cm" svg:x="16.816cm" svg:y="1.782cm">
          <draw:text-box>
            <text:p text:style-name="P6"><text:span text:style-name="T9">Remoting</text:span></text:p>
            <text:p text:style-name="P6"><text:span text:style-name="T10">(Presentation)</text:span></text:p>
          </draw:text-box>
        </draw:frame>
      </draw:page>
      <draw:page draw:name="Domain" draw:style-name="dp1" draw:master-page-name="Default">
        <office:forms form:automatic-focus="false" form:apply-design-mode="false"/>
        <draw:custom-shape draw:style-name="gr19" draw:text-style-name="P1" draw:layer="layout" svg:width="19.685cm" svg:height="2.54cm" svg:x="0.3cm" svg:y="11.465cm">
          <text:p/>
          <draw:enhanced-geometry svg:viewBox="0 0 21600 21600" draw:type="rectangle" draw:enhanced-path="M 0 0 L 21600 0 21600 21600 0 21600 0 0 Z N"/>
        </draw:custom-shape>
        <draw:custom-shape draw:style-name="gr14" draw:text-style-name="P1" draw:layer="layout" svg:width="19.685cm" svg:height="4.445cm" svg:x="0.3cm" svg:y="0.2cm">
          <text:p/>
          <draw:enhanced-geometry svg:viewBox="0 0 21600 21600" draw:type="rectangle" draw:enhanced-path="M 0 0 L 21600 0 21600 21600 0 21600 0 0 Z N"/>
        </draw:custom-shape>
        <draw:custom-shape draw:style-name="gr3"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15"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17"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17"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8"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1" draw:layer="layout" svg:width="3.042cm" svg:height="0.806cm" svg:x="16.81cm" svg:y="12.332cm">
          <draw:text-box>
            <text:p><text:span text:style-name="T11">Datasource</text:span></text:p>
          </draw:text-box>
        </draw:frame>
        <draw:frame draw:style-name="gr4" draw:text-style-name="P10" draw:layer="layout" svg:width="2.928cm" svg:height="1.361cm" svg:x="16.81cm" svg:y="7.375cm">
          <draw:text-box>
            <text:p text:style-name="P6"><text:span text:style-name="T8">Application</text:span><text:span text:style-name="T8"><text:line-break/></text:span><text:span text:style-name="T8">Logic</text:span></text:p>
          </draw:text-box>
        </draw:frame>
        <draw:frame draw:style-name="gr13" draw:text-style-name="P10" draw:layer="layout" svg:width="3.169cm" svg:height="1.28cm" svg:x="16.816cm" svg:y="1.782cm">
          <draw:text-box>
            <text:p text:style-name="P6"><text:span text:style-name="T9">Remoting</text:span></text:p>
            <text:p text:style-name="P6"><text:span text:style-name="T10">(Presentation)</text:span></text:p>
          </draw:text-box>
        </draw:frame>
      </draw:page>
      <draw:page draw:name="Service" draw:style-name="dp1" draw:master-page-name="Default">
        <office:forms form:automatic-focus="false" form:apply-design-mode="false"/>
        <draw:custom-shape draw:style-name="gr19" draw:text-style-name="P1" draw:layer="layout" svg:width="19.685cm" svg:height="2.54cm" svg:x="0.3cm" svg:y="11.465cm">
          <text:p/>
          <draw:enhanced-geometry svg:viewBox="0 0 21600 21600" draw:type="rectangle" draw:enhanced-path="M 0 0 L 21600 0 21600 21600 0 21600 0 0 Z N"/>
        </draw:custom-shape>
        <draw:custom-shape draw:style-name="gr14" draw:text-style-name="P1" draw:layer="layout" svg:width="19.685cm" svg:height="4.445cm" svg:x="0.3cm" svg:y="0.2cm">
          <text:p/>
          <draw:enhanced-geometry svg:viewBox="0 0 21600 21600" draw:type="rectangle" draw:enhanced-path="M 0 0 L 21600 0 21600 21600 0 21600 0 0 Z N"/>
        </draw:custom-shape>
        <draw:custom-shape draw:style-name="gr3"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1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7"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17"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17"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0"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1" draw:layer="layout" svg:width="3.042cm" svg:height="0.806cm" svg:x="16.81cm" svg:y="12.332cm">
          <draw:text-box>
            <text:p><text:span text:style-name="T11">Datasource</text:span></text:p>
          </draw:text-box>
        </draw:frame>
        <draw:frame draw:style-name="gr4" draw:text-style-name="P9" draw:layer="layout" svg:width="2.928cm" svg:height="1.361cm" svg:x="16.81cm" svg:y="7.375cm">
          <draw:text-box>
            <text:p text:style-name="P6"><text:span text:style-name="T8">Application</text:span><text:span text:style-name="T8"><text:line-break/></text:span><text:span text:style-name="T8">Logic</text:span></text:p>
          </draw:text-box>
        </draw:frame>
        <draw:frame draw:style-name="gr13" draw:text-style-name="P10" draw:layer="layout" svg:width="3.169cm" svg:height="1.28cm" svg:x="16.816cm" svg:y="1.782cm">
          <draw:text-box>
            <text:p text:style-name="P6"><text:span text:style-name="T9">Remoting</text:span></text:p>
            <text:p text:style-name="P6"><text:span text:style-name="T10">(Presentation)</text:span></text:p>
          </draw:text-box>
        </draw:frame>
      </draw:page>
      <draw:page draw:name="page5" draw:style-name="dp1" draw:master-page-name="Default">
        <office:forms form:automatic-focus="false" form:apply-design-mode="false"/>
        <draw:custom-shape draw:style-name="gr19" draw:text-style-name="P1" draw:layer="layout" svg:width="19.685cm" svg:height="2.54cm" svg:x="0.3cm" svg:y="11.465cm">
          <text:p/>
          <draw:enhanced-geometry svg:viewBox="0 0 21600 21600" draw:type="rectangle" draw:enhanced-path="M 0 0 L 21600 0 21600 21600 0 21600 0 0 Z N"/>
        </draw:custom-shape>
        <draw:custom-shape draw:style-name="gr2" draw:text-style-name="P1" draw:layer="layout" svg:width="19.685cm" svg:height="4.445cm" svg:x="0.3cm" svg:y="0.2cm">
          <text:p/>
          <draw:enhanced-geometry svg:viewBox="0 0 21600 21600" draw:type="rectangle" draw:enhanced-path="M 0 0 L 21600 0 21600 21600 0 21600 0 0 Z N"/>
        </draw:custom-shape>
        <draw:custom-shape draw:style-name="gr14"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1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15"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8"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15"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8"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1" draw:layer="layout" svg:width="3.042cm" svg:height="0.806cm" svg:x="16.81cm" svg:y="12.332cm">
          <draw:text-box>
            <text:p><text:span text:style-name="T11">Datasource</text:span></text:p>
          </draw:text-box>
        </draw:frame>
        <draw:frame draw:style-name="gr4" draw:text-style-name="P10" draw:layer="layout" svg:width="2.928cm" svg:height="1.361cm" svg:x="16.81cm" svg:y="7.375cm">
          <draw:text-box>
            <text:p text:style-name="P6"><text:span text:style-name="T9">Application</text:span><text:span text:style-name="T9"><text:line-break/></text:span><text:span text:style-name="T9">Logic</text:span></text:p>
          </draw:text-box>
        </draw:frame>
        <draw:frame draw:style-name="gr13" draw:text-style-name="P7" draw:layer="layout" svg:width="3.169cm" svg:height="1.28cm" svg:x="16.816cm" svg:y="1.782cm">
          <draw:text-box>
            <text:p text:style-name="P6"><text:span text:style-name="T6">Remoting</text:span></text:p>
            <text:p text:style-name="P6"><text:span text:style-name="T7">(Presentation)</text:span></text:p>
          </draw:text-box>
        </draw:frame>
      </draw:page>
      <draw:page draw:name="page6" draw:style-name="dp1" draw:master-page-name="Default">
        <office:forms form:automatic-focus="false" form:apply-design-mode="false"/>
        <draw:custom-shape draw:style-name="gr19" draw:text-style-name="P1" draw:layer="layout" svg:width="19.685cm" svg:height="2.54cm" svg:x="0.3cm" svg:y="11.465cm">
          <text:p/>
          <draw:enhanced-geometry svg:viewBox="0 0 21600 21600" draw:type="rectangle" draw:enhanced-path="M 0 0 L 21600 0 21600 21600 0 21600 0 0 Z N"/>
        </draw:custom-shape>
        <draw:custom-shape draw:style-name="gr2" draw:text-style-name="P1" draw:layer="layout" svg:width="19.685cm" svg:height="4.445cm" svg:x="0.3cm" svg:y="0.2cm">
          <text:p/>
          <draw:enhanced-geometry svg:viewBox="0 0 21600 21600" draw:type="rectangle" draw:enhanced-path="M 0 0 L 21600 0 21600 21600 0 21600 0 0 Z N"/>
        </draw:custom-shape>
        <draw:custom-shape draw:style-name="gr14" draw:text-style-name="P1" draw:layer="layout" svg:width="19.685cm" svg:height="6.35cm" svg:x="0.3cm" svg:y="4.88cm">
          <text:p/>
          <draw:enhanced-geometry svg:viewBox="0 0 21600 21600" draw:type="rectangle" draw:enhanced-path="M 0 0 L 21600 0 21600 21600 0 21600 0 0 Z N"/>
        </draw:custom-shape>
        <draw:frame draw:style-name="gr4" draw:text-style-name="P2" draw:layer="layout" svg:width="3.042cm" svg:height="1.361cm" svg:x="0.3cm" svg:y="12.055cm">
          <draw:text-box>
            <text:p><text:span text:style-name="T1">Datasource</text:span></text:p>
            <text:p><text:span text:style-name="T1">Layer</text:span></text:p>
          </draw:text-box>
        </draw:frame>
        <draw:custom-shape draw:style-name="gr15" draw:text-style-name="P3" draw:layer="layout" svg:width="6.35cm" svg:height="1.475cm" svg:x="3.424cm" svg:y="9.167cm">
          <text:p text:style-name="P1"><text:span text:style-name="T2">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 draw:layer="layout" svg:width="6.35cm" svg:height="3.38cm" svg:x="10.344cm" svg:y="7.251cm">
          <text:p text:style-name="P1"><text:span text:style-name="T2">Data Access</text:span></text:p>
          <text:p text:style-name="P1"><text:span text:style-name="T2">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6.35cm" svg:height="1.475cm" svg:x="3.424cm" svg:y="7.251cm">
          <text:p text:style-name="P1"><text:span text:style-name="T2">Domain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208cm" svg:height="1.361cm" svg:x="0.3cm" svg:y="7.329cm">
          <draw:text-box draw:corner-radius="0.254cm">
            <text:p><text:span text:style-name="T1">Domain</text:span></text:p>
            <text:p><text:span text:style-name="T1">Layer</text:span></text:p>
          </draw:text-box>
        </draw:frame>
        <draw:custom-shape draw:style-name="gr15" draw:text-style-name="P3" draw:layer="layout" svg:width="9.594cm" svg:height="1.475cm" svg:x="3.424cm" svg:y="5.247cm">
          <text:p text:style-name="P1"><text:span text:style-name="T2">Service Framework</text:span></text:p>
          <text:p text:style-name="P1"><text:span text:style-name="T3">(Logging, Caching, I18n, Securi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5.324cm">
          <draw:text-box draw:corner-radius="0.254cm">
            <text:p><text:span text:style-name="T1">Service</text:span></text:p>
            <text:p><text:span text:style-name="T1">Layer</text:span></text:p>
          </draw:text-box>
        </draw:frame>
        <draw:custom-shape draw:style-name="gr15" draw:text-style-name="P3" draw:layer="layout" svg:width="13.335cm" svg:height="1.475cm" svg:x="3.475cm" svg:y="2.74cm">
          <text:p text:style-name="P1"><text:span text:style-name="T2">Service Regist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157cm" svg:height="1.361cm" svg:x="0.3cm" svg:y="2.749cm">
          <draw:text-box>
            <text:p><text:span text:style-name="T1">Service</text:span></text:p>
            <text:p><text:span text:style-name="T1">Engine</text:span></text:p>
          </draw:text-box>
        </draw:frame>
        <draw:custom-shape draw:style-name="gr9" draw:text-style-name="P3" draw:layer="layout" svg:width="3.879cm" svg:height="1.475cm" svg:x="3.475cm" svg:y="0.835cm">
          <text:p text:style-name="P1"><text:span text:style-name="T2">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322cm" svg:height="1.361cm" svg:x="0.3cm" svg:y="0.844cm">
          <draw:text-box>
            <text:p><text:span text:style-name="T1">Protocol</text:span></text:p>
            <text:p><text:span text:style-name="T1">Handler</text:span></text:p>
          </draw:text-box>
        </draw:frame>
        <draw:custom-shape draw:style-name="gr18" draw:text-style-name="P3" draw:layer="layout" svg:width="3.244cm" svg:height="1.475cm" svg:x="13.45cm" svg:y="5.247cm">
          <text:p text:style-name="P1"><text:span text:style-name="T2">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81cm" svg:height="1.475cm" svg:x="8.27cm" svg:y="0.835cm">
          <text:p text:style-name="P1"><text:span text:style-name="T2">XML-R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879cm" svg:height="1.475cm" svg:x="12.931cm" svg:y="0.835cm">
          <text:p text:style-name="P1"><text:span text:style-name="T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3.335cm" svg:height="1.475cm" svg:x="3.475cm" svg:y="11.998cm">
          <text:p text:style-name="P1"><text:span text:style-name="T2">Connec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2.54cm" svg:height="2.445cm" svg:x="3.475cm" svg:y="14.34cm">
          <text:p text:style-name="P1"><text:span text:style-name="T4">R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3" draw:layer="layout" svg:width="4.445cm" svg:height="3.175cm" svg:x="12.365cm" svg:y="14.34cm">
          <text:p text:style-name="P1"><text:span text:style-name="T2">Remote</text:span></text:p>
          <text:p text:style-name="P1"><text:span text:style-name="T2">Applic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4" draw:layer="layout" svg:width="2.54cm" svg:height="2.445cm" svg:x="8.555cm" svg:y="14.435cm">
          <text:p text:style-name="P1"><text:span text:style-name="T4">No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1" draw:layer="layout" svg:width="3.042cm" svg:height="0.806cm" svg:x="16.81cm" svg:y="12.332cm">
          <draw:text-box>
            <text:p><text:span text:style-name="T11">Datasource</text:span></text:p>
          </draw:text-box>
        </draw:frame>
        <draw:frame draw:style-name="gr4" draw:text-style-name="P10" draw:layer="layout" svg:width="2.928cm" svg:height="1.361cm" svg:x="16.81cm" svg:y="7.375cm">
          <draw:text-box>
            <text:p text:style-name="P6"><text:span text:style-name="T9">Application</text:span><text:span text:style-name="T9"><text:line-break/></text:span><text:span text:style-name="T9">Logic</text:span></text:p>
          </draw:text-box>
        </draw:frame>
        <draw:frame draw:style-name="gr13" draw:text-style-name="P7" draw:layer="layout" svg:width="3.169cm" svg:height="1.28cm" svg:x="16.816cm" svg:y="1.782cm">
          <draw:text-box>
            <text:p text:style-name="P6"><text:span text:style-name="T6">Remoting</text:span></text:p>
            <text:p text:style-name="P6"><text:span text:style-name="T7">(Present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5c8526" draw:end-color="#94bd5e" draw:start-intensity="100%" draw:end-intensity="100%" draw:angle="0" draw:border="0%"/>
    <draw:gradient draw:name="Gradient_20_12" draw:display-name="Gradient 12" draw:style="axial" draw:start-color="#0066cc" draw:end-color="#0099ff" draw:start-intensity="100%" draw:end-intensity="100%" draw:angle="0" draw:border="0%"/>
    <draw:gradient draw:name="Gradient_20_7" draw:display-name="Gradient 7" draw:style="axial" draw:start-color="#e12e2e" draw:end-color="#ff9966" draw:start-intensity="100%" draw:end-intensity="100%" draw:angle="0" draw:border="0%"/>
    <draw:gradient draw:name="Gradient_20_9" draw:display-name="Gradient 9" draw:style="axial" draw:start-color="#ff6309" draw:end-color="#ffb515" draw:start-intensity="100%" draw:end-intensity="100%" draw:angle="0" draw:border="0%"/>
    <draw:gradient draw:name="Gray_20_Todo" draw:display-name="Gray Todo" draw:style="axial" draw:start-color="#999999" draw:end-color="#cccccc" draw:start-intensity="100%" draw:end-intensity="100%" draw:angle="0" draw:border="0%"/>
    <draw:gradient draw:name="Lightblue_20_Gradient" draw:display-name="Lightblue Gradient" draw:style="axial" draw:start-color="#0099ff" draw:end-color="#99cc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aff </meta:initial-creator>
    <meta:creation-date>2010-02-25T22:03:01</meta:creation-date>
    <dc:date>2010-03-08T21:14:58</dc:date>
    <dc:creator>Daff </dc:creator>
    <meta:editing-duration>PT29H42M18S</meta:editing-duration>
    <meta:editing-cycles>39</meta:editing-cycles>
    <meta:generator>OpenOffice.org/3.1$Unix OpenOffice.org_project/310m19$Build-9420</meta:generator>
    <meta:document-statistic meta:object-count="144"/>
  </office:meta>
</office:document-meta>
</file>